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/>
    </style:style>
    <style:style style:name="P18" style:family="paragraph">
      <style:paragraph-properties fo:line-height="115.00%" fo:text-align="left"/>
    </style:style>
  </office:automatic-styles>
  <office:body>
    <office:text>
      <text:p text:style-name="P1"><text:span text:style-name="T1">Tiimi 3<text:tab/><text:tab/><text:tab/><text:tab/><text:tab/><text:tab/><text:tab/><text:tab/>PÖYTÄKIRJA</text:span></text:p>
      <text:p text:style-name="P1"><text:span text:style-name="T1">Kehitystiimin palaveri<text:tab/><text:tab/><text:tab/><text:tab/><text:tab/><text:tab/>21.11.2023</text:span></text:p>
      <text:p text:style-name="P1"><text:span text:style-name="T1"/></text:p>
      <text:p text:style-name="P1"><text:span text:style-name="T1">Sähkönhinta sovelluksen jatkokehityspalaveri</text:span></text:p>
      <text:p text:style-name="P1"><text:span text:style-name="T2"/></text:p>
      <text:p text:style-name="P1"><text:span text:style-name="T2">Aika:<text:tab/><text:tab/><text:tab/>Maanantai 21.11.2023 klo 9.00-11.00</text:span></text:p>
      <text:p text:style-name="P1"><text:span text:style-name="T2">Paikka:<text:tab/><text:tab/>Eeronkuja 3, 21200 Raisio</text:span></text:p>
      <text:p text:style-name="P1"><text:span text:style-name="T2"><text:tab/><text:tab/><text:tab/>Raseko F-rakennus 3 krs. neuvotteluhuone.</text:span><text:span text:style-name="T3"/></text:p>
      <text:p text:style-name="P1"><text:span text:style-name="T4">Osallistujat: <text:tab/><text:tab/>Sandro Wüthrich, Lotta Hakala, Karoliina Bollström, <text:tab/><text:tab/><text:tab/><text:tab/>Dildora Babaerova, Jukka Prami, Timo Kuukka</text:span></text:p>
      <text:p text:style-name="P1"><text:span text:style-name="T5"/></text:p>
      <text:p text:style-name="P1"><text:span text:style-name="T6">Puheenjohtaja: <text:tab/>Sandro</text:span></text:p>
      <text:p text:style-name="P1"><text:span text:style-name="T6">Kirjuri: <text:tab/><text:tab/>Timo</text:span></text:p>
      <text:p text:style-name="P1"><text:span text:style-name="T7"/></text:p>
      <text:p text:style-name="P1"><text:span text:style-name="T8"/></text:p>
      <text:p text:style-name="P1"><text:span text:style-name="T8">1. Nykytila</text:span></text:p>
      <text:list text:style-name="L2">
        <text:list-item>
          <text:p text:style-name="P2"><text:span text:style-name="T9">Käytiin läpi sovelluksen nykyinen vaihe ja todettiin, että jokainen on kehittänyt tähän asti omiin repositoreihin. Sandro on ylläpitänyt projektin mainiin toimivat versiot.</text:span></text:p>
        </text:list-item>
        <text:list-item>
          <text:p text:style-name="P2"><text:span text:style-name="T9">Käytiin läpi osallistuneiden figma-luonnokset.</text:span></text:p>
        </text:list-item>
      </text:list>
      <text:p text:style-name="P3"><text:span text:style-name="T9"><text:tab/>Ulkoasuista tuotuja ajatuksia, joita voisi liittää yhteiseen projektiin</text:span></text:p>
      <text:p text:style-name="P3"><text:span text:style-name="T9"><text:tab/>(Tekijä - ryhmän ajatukset):</text:span></text:p>
      <text:p text:style-name="P3"><text:span text:style-name="T9"><text:tab/>Jukka - Sähköautojen latauspisteet</text:span></text:p>
      <text:p text:style-name="P3"><text:span text:style-name="T9"><text:tab/>Karoliina &amp; Dildora - Paljon hyödyllistä tietoa ja hyvin jäsennelty <text:tab/>suunnitelma</text:span></text:p>
      <text:p text:style-name="P3"><text:span text:style-name="T9"><text:tab/>Sandro - Raspberry Pi </text:span></text:p>
      <text:p text:style-name="P3"><text:span text:style-name="T9"><text:tab/>Timo - päivän alin ja ylin hinta, ulkoasun etusivu.</text:span></text:p>
      <text:p text:style-name="P3"><text:span text:style-name="T9"/></text:p>
      <text:p text:style-name="P3"><text:span text:style-name="T10">2. Työjärjestyksen priorisointi</text:span><text:span text:style-name="T11"/></text:p>
      <text:p text:style-name="P3"><text:span text:style-name="T11"><text:tab/>Jotta saadaan alkuun sovelluksen graafinen kehitys, niin sovimme että <text:tab/>kehitys pilkotaan tässä vaiheessa kahteen osioon seuraavasti:</text:span></text:p>
      <text:p text:style-name="P3"><text:span text:style-name="T12"/></text:p>
      <text:p text:style-name="P3"><text:span text:style-name="T12">VAIHE 1:</text:span></text:p>
      <text:list text:style-name="L4">
        <text:list-item>
          <text:p text:style-name="P4"><text:span text:style-name="T12">Graafisen ulkoasun lopullisen suunnan määrittäminen.</text:span></text:p>
        </text:list-item>
        <text:list-item>
          <text:p text:style-name="P4"><text:span text:style-name="T13">Etusivu (tämänhetken hinta, tuuli, lämpötila, seuraavan tunnin hinta, emoji?)</text:span><text:span text:style-name="T14"/></text:p>
        </text:list-item>
        <text:list-item>
          <text:p text:style-name="P4"><text:span text:style-name="T15">Tuntihintasivu (seuraavat xxh? Tuntihinnat)</text:span><text:span text:style-name="T16"/></text:p>
        </text:list-item>
        <text:list-item>
          <text:p text:style-name="P4"><text:span text:style-name="T17">Ennustesivu (sää, sähköhinta)</text:span><text:span text:style-name="T18"/></text:p>
        </text:list-item>
        <text:list-item>
          <text:p text:style-name="P4"><text:span text:style-name="T19">Hintahistoriasivu</text:span><text:span text:style-name="T20"/></text:p>
        </text:list-item>
        <text:list-item>
          <text:p text:style-name="P4"><text:span text:style-name="T21">Valikko (etusivu, tuntihintasivu, historiasivu, ennustesivu, ohjesivu)</text:span></text:p>
        </text:list-item>
      </text:list>
      <text:p text:style-name="P5"><text:span text:style-name="T22"/></text:p>
      <text:p text:style-name="P5"><text:span text:style-name="T22"/></text:p>
      <text:p text:style-name="P5"><text:span text:style-name="T23">VAIHE 2:</text:span></text:p>
      <text:p text:style-name="P5"><text:span text:style-name="T24"/></text:p>
      <text:list text:style-name="L6">
        <text:list-item>
          <text:p text:style-name="P6"><text:span text:style-name="T25">Sisäänkirjautuminen / Tilin luominen.</text:span></text:p>
        </text:list-item>
        <text:list-item>
          <text:p text:style-name="P6"><text:span text:style-name="T25">Sovelluksen asetukset (graafinen ilme, fonttikoko, sijainti, tallennuslupa/ tiedonkeruu)</text:span></text:p>
        </text:list-item>
        <text:list-item>
          <text:p text:style-name="P6"><text:span text:style-name="T25">Raspberry Pi / Kotiautomaation laitteet<text:s/></text:span><text:span text:style-name="T26">–</text:span><text:span text:style-name="T27"><text:s/>sivu?<text:s/></text:span><text:span text:style-name="T28">–</text:span><text:span text:style-name="T29"><text:s/>liittyy my</text:span><text:span text:style-name="T30">ös asetuksiin.</text:span></text:p>
        </text:list-item>
        <text:list-item>
          <text:p text:style-name="P6"><text:span text:style-name="T30">Sähköauton latauspisteet</text:span></text:p>
        </text:list-item>
      </text:list>
      <text:p text:style-name="P7"><text:span text:style-name="T31"/></text:p>
      <text:p text:style-name="P7"><text:span text:style-name="T31"/></text:p>
      <text:p text:style-name="P7"><text:span text:style-name="T32">3. Ulkoasun tyyli:</text:span><text:span text:style-name="T33"/></text:p>
      <text:p text:style-name="P7"><text:span text:style-name="T34"><text:tab/></text:span><text:span text:style-name="T35">Päätetty yhteisesti, että valitaan Karoliinan figma-suunnittelun pohja, <text:tab/>jota muokataan ominaisuuksien lisäämiseen.</text:span></text:p>
      <text:p text:style-name="P7"><text:span text:style-name="T35"><text:tab/>Sovittiin että puhelinsovelluksen kehityksessä pidetään huolta, että <text:tab/>yhdelle sivulle ei tule liikaa sisältöä.</text:span></text:p>
      <text:p text:style-name="P7"><text:span text:style-name="T36"/></text:p>
      <text:p text:style-name="P7"><text:span text:style-name="T37">4. Sovitut työt:</text:span><text:span text:style-name="T38"/></text:p>
      <text:list text:style-name="L8">
        <text:list-item>
          <text:p text:style-name="P8"><text:span text:style-name="T38">Karoliina ja Timo jatkaa figma-suunnittelussa, lisää puuttuvat sivut ja lisää ulkoasuun variaatioita. Figma-suunnittelut valmiita ma 27.11.2023 klo 12.00 mennessä. Kaikilta kommentit githubiin ma 27.11.2023 aikana. Eniten positiivista palautetta saanut suunnitelma/ilme valitaan. Keskustelua jatketaan Discordissa.</text:span></text:p>
        </text:list-item>
        <text:list-item>
          <text:p text:style-name="P8"><text:span text:style-name="T38">Dildora, Lotta ja Karoliina tekee sivujen koodausta.</text:span></text:p>
        </text:list-item>
        <text:list-item>
          <text:p text:style-name="P8"><text:span text:style-name="T38">Sandro ja Jukka katsoo perusrungon kuntoon, varmistaa että koodi on toimivaa tietokannan ja sovelluksen välillä. Hoitaa myös sääaseman kyselyt.</text:span></text:p>
        </text:list-item>
      </text:list>
      <text:p text:style-name="P9"><text:span text:style-name="T39"/></text:p>
      <text:p text:style-name="P9"><text:span text:style-name="T40">5. Tavoitteet:</text:span><text:span text:style-name="T41"/></text:p>
      <text:list text:style-name="L10">
        <text:list-item>
          <text:p text:style-name="P10"><text:span text:style-name="T41">Kommentit kaikilta figma-ulkoasuista viimeistään 27.11.</text:span></text:p>
        </text:list-item>
        <text:list-item>
          <text:p text:style-name="P10"><text:span text:style-name="T41">Vaihe 1 valmiiksi joulutaukoon mennessä. Vaihe 2 aloitetaan kun vaihe 1 on saavutettu 100%.</text:span></text:p>
        </text:list-item>
      </text:list>
      <text:p text:style-name="P11"><text:span text:style-name="T42"/></text:p>
      <text:p text:style-name="P11"><text:span text:style-name="T43">6. Muut asiat:</text:span><text:span text:style-name="T44"/></text:p>
      <text:list text:style-name="L12">
        <text:list-item>
          <text:p text:style-name="P12"><text:span text:style-name="T44">Sovittu, että jatkossa kaikki kehitystyö projektiin:</text:span><text:span text:style-name="T45"/></text:p>
        </text:list-item>
      </text:list>
      <text:p text:style-name="P13"><text:span text:style-name="T46"><text:tab/>main<text:s/></text:span><text:span text:style-name="T47">→</text:span><text:span text:style-name="T48"><text:s/>development<text:s/></text:span><text:span text:style-name="T49">→</text:span><text:span text:style-name="T50"><text:s/>oma branch</text:span></text:p>
      <text:p text:style-name="P14"><text:span text:style-name="T51"><text:tab/></text:span><text:span text:style-name="T52">!!!!!!EI MAINIIN/DEVEEN!!!!!!!</text:span><text:span text:style-name="T53"/></text:p>
      <text:list text:style-name="L15">
        <text:list-item>
          <text:p text:style-name="P15"><text:span text:style-name="T54">Seuraava palaveri 5.12. klo 9.00 Paikka sama neukkari</text:span></text:p>
        </text:list-item>
      </text:list>
      <text:p text:style-name="P16"><text:span text:style-name="T54"><text:tab/>Aiheet: tilannekuva, jatkokehitys, seuraavat vaiheet.</text:span></text:p>
      <text:list text:style-name="L17">
        <text:list-item>
          <text:p text:style-name="P17"><text:span text:style-name="T54">Timo aloittaa vakituisen työn 4.12, joten ei ole mukana oppitunneilla tästä eteenpäin, mutta säilyy discord-kanavalla ja mahdollisesti avustaa projektin eteenpäin viemisessä.</text:span></text:p>
        </text:list-item>
      </text:list>
      <text:p text:style-name="P18"><text:span text:style-name="T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